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ied_20_de_20_page">
      <style:paragraph-properties fo:text-align="center" style:justify-single-word="false"/>
    </style:style>
    <style:style style:name="P2" style:family="paragraph" style:parent-style-name="Normal">
      <style:paragraph-properties fo:break-before="page"/>
    </style:style>
    <style:style style:name="P3" style:family="paragraph" style:parent-style-name="Normal">
      <style:paragraph-properties fo:hyphenation-ladder-count="no-limit" fo:break-before="page"/>
      <style:text-properties fo:hyphenate="true" fo:hyphenation-remain-char-count="0" fo:hyphenation-push-char-count="0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7" style:family="paragraph" style:parent-style-name="Standard">
      <style:paragraph-properties fo:margin-top="0.423cm" fo:margin-bottom="0cm"/>
    </style:style>
    <style:style style:name="P8" style:family="paragraph" style:parent-style-name="Standard" style:master-page-name="MP0">
      <style:paragraph-properties fo:text-align="center" style:justify-single-word="false" style:page-number="auto" fo:break-before="page"/>
      <style:text-properties fo:font-weight="bold" style:font-weight-asian="bold" style:font-weight-complex="bold"/>
    </style:style>
    <style:style style:name="P9" style:family="paragraph" style:parent-style-name="Standard" style:list-style-name="L1"/>
    <style:style style:name="P10" style:family="paragraph" style:parent-style-name="Standard" style:list-style-name="L2"/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/>
    </style:style>
    <style:style style:name="P13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4" style:family="paragraph" style:parent-style-name="Standard">
      <style:text-properties style:text-underline-style="none" fo:font-weight="bold" style:font-weight-asian="bold" style:font-weight-complex="bold"/>
    </style:style>
    <style:style style:name="P15" style:family="paragraph" style:parent-style-name="Standard">
      <style:paragraph-properties fo:margin-top="0.423cm" fo:margin-bottom="0cm"/>
    </style:style>
    <style:style style:name="T1" style:family="text">
      <style:text-properties style:text-position="super 67%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WW_5f_CharLFO2LVL1" text:bullet-char="-">
        <style:list-level-properties text:space-before="1.244cm" text:min-label-width="0.635cm"/>
        <style:text-properties style:font-name="Times New Roman"/>
      </text:list-level-style-bullet>
      <text:list-level-style-bullet text:level="2" text:style-name="WW_5f_CharLFO2LVL2" text:bullet-char="o">
        <style:list-level-properties text:space-before="2.514cm" text:min-label-width="0.635cm"/>
        <style:text-properties style:font-name="Courier New"/>
      </text:list-level-style-bullet>
      <text:list-level-style-bullet text:level="3" text:style-name="WW_5f_CharLFO2LVL3" text:bullet-char="">
        <style:list-level-properties text:space-before="3.784cm" text:min-label-width="0.635cm"/>
        <style:text-properties style:font-name="Wingdings"/>
      </text:list-level-style-bullet>
      <text:list-level-style-bullet text:level="4" text:style-name="WW_5f_CharLFO2LVL4" text:bullet-char="">
        <style:list-level-properties text:space-before="5.054cm" text:min-label-width="0.635cm"/>
        <style:text-properties style:font-name="Symbol"/>
      </text:list-level-style-bullet>
      <text:list-level-style-bullet text:level="5" text:style-name="WW_5f_CharLFO2LVL5" text:bullet-char="o">
        <style:list-level-properties text:space-before="6.324cm" text:min-label-width="0.635cm"/>
        <style:text-properties style:font-name="Courier New"/>
      </text:list-level-style-bullet>
      <text:list-level-style-bullet text:level="6" text:style-name="WW_5f_CharLFO2LVL6" text:bullet-char="">
        <style:list-level-properties text:space-before="7.594cm" text:min-label-width="0.635cm"/>
        <style:text-properties style:font-name="Wingdings"/>
      </text:list-level-style-bullet>
      <text:list-level-style-bullet text:level="7" text:style-name="WW_5f_CharLFO2LVL7" text:bullet-char="">
        <style:list-level-properties text:space-before="8.864cm" text:min-label-width="0.635cm"/>
        <style:text-properties style:font-name="Symbol"/>
      </text:list-level-style-bullet>
      <text:list-level-style-bullet text:level="8" text:style-name="WW_5f_CharLFO2LVL8" text:bullet-char="o">
        <style:list-level-properties text:space-before="10.134cm" text:min-label-width="0.635cm"/>
        <style:text-properties style:font-name="Courier New"/>
      </text:list-level-style-bullet>
      <text:list-level-style-bullet text:level="9" text:style-name="WW_5f_CharLFO2LVL9" text:bullet-char="">
        <style:list-level-properties text:space-before="11.404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LVL1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_5f_CharLFO1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1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1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1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1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1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1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REGLES</text:p>
      <text:p text:style-name="Standard"/>
      <text:p text:style-name="P5">tirage simple</text:p>
      <text:p text:style-name="Standard">le 0 = 10</text:p>
      <text:p text:style-name="Standard"/>
      <text:p text:style-name="P5">tirage de tension</text:p>
      <text:p text:style-name="Standard">le 1 : rejeter et *2 le résultat</text:p>
      <text:p text:style-name="Standard">le 0 : tirage sur la table des désastre</text:p>
      <text:p text:style-name="Standard"/>
      <text:p text:style-name="P5">jet</text:p>
      <text:p text:style-name="Standard">d10 + score compétence + score caractéristique contre un niveau de difficulté</text:p>
      <text:p text:style-name="Standard">tirage de fatigue : difficulté de 6</text:p>
      <text:p text:style-name="Standard"/>
      <text:p text:style-name="Standard">si pas compétence : jet possible mais si 0 : 3 jets sur table des désastres</text:p>
      <text:p text:style-name="Standard">si pas aptitude, jet possible mais difficulté +3 et si 0 : 3 jets sur table des désastres</text:p>
      <text:p text:style-name="Standard">si pas connaissance : jet impossible</text:p>
      <text:p text:style-name="Standard"/>
      <text:p text:style-name="P5">point de confiance</text:p>
      <text:p text:style-name="Standard">si jet raté, dépenser 1 point de confiance pour retirer</text:p>
      <text:p text:style-name="Standard">si réussi, le point de confiance est gardé</text:p>
      <text:p text:style-name="Standard">si raté, point de confiance perdu jusqu'à la fin du sénar</text:p>
      <text:p text:style-name="Standard">si désastre, point de confiance définitivement perdu</text:p>
      <text:p text:style-name="Standard"/>
      <text:p text:style-name="Standard"><text:span text:style-name="T3">table des voyage</text:span> <text:span text:style-name="T3">p.353</text:span></text:p>
      <text:p text:style-name="Standard"/>
      <text:p text:style-name="P5">XP</text:p>
      <text:p text:style-name="Standard">récompenses : 5 pions virtus / mage / histoire, 2 à 5 XP par histoire</text:p>
      <text:p text:style-name="Standard">entrainement : 1 à 3 XP par an, -1 par aventure au delà de la 1ère dans l'année</text:p>
      <text:p text:style-name="Standard"/>
      <text:p text:style-name="Standard">mettre 1 XP dans compétences, passions, arts</text:p>
      <text:p text:style-name="Standard">quand total XP &gt; score, le niveau augmente de 1</text:p>
      <text:p text:style-name="Standard"/>
      <text:p text:style-name="P5">Vieillissement</text:p>
      <text:p text:style-name="Standard">tirage tous les ans sur la table p.359 à partir de 35 ans</text:p>
      <text:p text:style-name="Standard">1d10 + points décrépitude + 1/décennie vécue – effet potion de longévité</text:p>
      <text:p text:style-name="Standard"/>
      <text:p text:style-name="Standard">si résultat = caractéristique, jet pur de 7+ pour pas perdre 1 point dans la carac</text:p>
      <text:p text:style-name="Standard">si résultat = mort, jet 1d10 + Energie de 10+ pour pas mourir, gain de 1 point de décrépitude si survie</text:p>
      <text:p text:style-name="Standard"/>
      <text:p text:style-name="P5">Crépuscule du magicien</text:p>
      <text:p text:style-name="Standard">point de crépuscule : +1 lorsque le mage boit la 1ère potion de longévité, +1 tous les 20 ans après, +1 par tranche de 5 en Virtum</text:p>
      <text:p text:style-name="Standard"/>
      <text:p text:style-name="Standard">crépuscule temporaire : quand le mage est exposé à une magie puissante et incontrôlable</text:p>
      <text:p text:style-name="Standard">tirage initial : jet de tension 1d10 + points de crépuscule du mage. Si résultat &gt;= 24, crépuscule</text:p>
      <text:p text:style-name="Standard"/>
      <text:p text:style-name="Standard">tirage de gain de point de crépuscule : jet simple 1d10 + points de crépuscule du mage. Si résultat &gt;= 24, crépuscule final : l'esprit du mage quitte le monde</text:p>
      <text:p text:style-name="Standard"/>
      <text:p text:style-name="Standard">tirage de contrôle : <text:s/>jet de tension 1d10 + Intelligence contre conteur 1d10 + aura de la région</text:p>
      <text:p text:style-name="Standard">si PJ &gt; MJ, tirage effet bénéfique p.362, sinon effet maléfique p.362</text:p>
      <text:p text:style-name="P3"/>
      <text:p text:style-name="P6">COMBAT</text:p>
      <text:p text:style-name="Standard"/>
      <text:p text:style-name="P4">Projectile</text:p>
      <text:p text:style-name="Standard">Cadence de tir : Vitesse arme + Aptitude martiale + Vivacité – Encombrement =&gt; voit tab p.145</text:p>
      <text:p text:style-name="Standard"/>
      <text:p text:style-name="Standard">Jet Initiative = 1d10 + Initiative</text:p>
      <text:p text:style-name="Standard">Tir avant mêlée si arme chargée, après si besoin recharger</text:p>
      <text:p text:style-name="Standard"/>
      <text:p text:style-name="Standard">Jet 1d10 + Bonus arme + Compétence martiale + Perception</text:p>
      <text:p text:style-name="Standard">Si résultat &gt; facteur difficulté p. 139, tir réussi</text:p>
      <text:p text:style-name="Standard">Dégâts : 1d10 + dégâts arme contre Encaissement + 6</text:p>
      <text:p text:style-name="Standard"/>
      <text:p text:style-name="Standard">Esquiver flèche : Difficulté attaquant augmente du score d’Esquive</text:p>
      <text:p text:style-name="Standard">Si bouclier, Difficulté attaque est augmenté du Score de protection du bouclier – Taille</text:p>
      <text:p text:style-name="Standard"/>
      <text:p text:style-name="P4">Mêlée</text:p>
      <text:p text:style-name="Standard">Jet Intiative = 1d10 + Vitesse arme + Vivacité + Compétence martiale – Encombrement</text:p>
      <text:p text:style-name="Standard"/>
      <text:p text:style-name="Standard">Tirage attaque : 1d10 + Dextérité + Compétence martiale + Bonus arme</text:p>
      <text:p text:style-name="Standard">Contre total de Défense :</text:p>
      <text:list xml:id="list279459325508663742" text:style-name="L1">
        <text:list-item>
          <text:p text:style-name="P9">Parade = 1d10 + Parade + Bonus parade arme – Taille</text:p>
        </text:list-item>
        <text:list-item>
          <text:p text:style-name="P9">Esquive = 1d10 + Esquive + Vivacité – Encombrement – Taille</text:p>
        </text:list-item>
      </text:list>
      <text:p text:style-name="Standard">Si score Attaque &lt; score Défense, il ne se passe rien</text:p>
      <text:p text:style-name="Standard"/>
      <text:p text:style-name="Standard">Dégâts : 1d10 + Aptitude martiale + Force + Dégâts arme – Encaissement [1d10 + protection armure + Energie – Taille]</text:p>
      <text:p text:style-name="Standard"/>
      <text:p text:style-name="Standard">Perte : 1 niveau de santé pour 5 points d’écart</text:p>
      <text:p text:style-name="Standard"/>
      <text:p text:style-name="Standard">Manœuvre de bagarre : p.148</text:p>
      <text:p text:style-name="Standard"/>
      <text:p text:style-name="P4">Désastres</text:p>
      <text:p text:style-name="Standard">Sur les tirages d’Attaque, de Dégâts, de Défense, d’Encaissement</text:p>
      <text:p text:style-name="Standard">Si d10 = 0, éème jet. Si 2<text:span text:style-name="Police_20_par_20_défaut"><text:span text:style-name="T1">ème</text:span></text:span> 0, Désastre p.155 et 156</text:p>
      <text:p text:style-name="Standard"/>
      <text:p text:style-name="P4">Fatigue</text:p>
      <text:p text:style-name="Standard">1d10 + Energie – Encombrement contre facteur de difficulté de 6</text:p>
      <text:p text:style-name="Standard">A chaque lancer de sort</text:p>
      <text:p text:style-name="Standard"/>
      <text:p text:style-name="P4">Blessure</text:p>
      <text:p text:style-name="Standard">Modification des seuils si Taille &lt; ou &gt; 0, cf p. 158</text:p>
      <text:p text:style-name="Standard"/>
      <text:p text:style-name="Standard">Récupération p. 158</text:p>
      <text:p text:style-name="Standard"/>
      <text:p text:style-name="Standard">Chirurgie : 1d10 + Chirurgie + Intelligence – Pénalité du patient</text:p>
      <text:p text:style-name="Standard">Si jet 9+ : récupération d’un niveau de santé</text:p>
      <text:p text:style-name="Standard">Si jet 3+ : stabilisation</text:p>
      <text:p text:style-name="Standard"/>
      <text:p text:style-name="P2"/>
      <text:p text:style-name="Standard"/>
      <text:p text:style-name="P6">LA MAGIE</text:p>
      <text:p text:style-name="Standard"/>
      <text:p text:style-name="P4">Magies :</text:p>
      <text:list xml:id="list7551183542269279877" text:style-name="L2">
        <text:list-item>
          <text:p text:style-name="P10">Formelle : formules, gestes établis, puissante et durable</text:p>
        </text:list-item>
        <text:list-item>
          <text:p text:style-name="P10">Spontanée : souple, imprévisible, éphémère</text:p>
        </text:list-item>
        <text:list-item>
          <text:p text:style-name="P10">Rituelle : cérémonies complexes, virtus brut, rigide, très puissante</text:p>
        </text:list-item>
      </text:list>
      <text:p text:style-name="Standard"/>
      <text:p text:style-name="Standard"/>
      <text:p text:style-name="P4">Magie formelle</text:p>
      <text:p text:style-name="Standard">Réciter la formule en faisant les gestes nécessaires</text:p>
      <text:p text:style-name="Standard">Jet : 1d10 + Technique + Forme + Energie – Encombrement</text:p>
      <text:p text:style-name="Standard"><text:tab/>Si jet &gt;= niveau sort : sort réussi, pas de fatigue</text:p>
      <text:p text:style-name="Standard"><text:tab/>Si jet &gt;= niveau sort – 10 : sort réussi mais 1 niv fatigue à CT</text:p>
      <text:p text:style-name="Standard"><text:tab/>Si jet &lt; niveau sort – 10 : échec du sort et 1 niv de fatigue à CT</text:p>
      <text:p text:style-name="Standard">Pénétration : jet + Pénétration à comparer à la résistance magique de la cible</text:p>
      <text:p text:style-name="Standard"/>
      <text:p text:style-name="Standard"/>
      <text:p text:style-name="P4">Magie spontanée</text:p>
      <text:p text:style-name="Standard">Lanceur choisi un effet et inventer un sort en choisissant Technique + Forme</text:p>
      <text:p text:style-name="Standard">Jet de niveau de sort : (1d10 + Technique + Forme + Intelligence – Encombrement ) / 5</text:p>
      <text:p text:style-name="Standard">Si dépense d’1 niveau de fatigue, division par 2</text:p>
      <text:p text:style-name="Standard">Si niveau de sort &lt; 0, il ne se passe de rien</text:p>
      <text:p text:style-name="Standard">Pénétration : niveau de sort + Pénétration à comparer à la résistance magique de la cible et voir si effet suffisant</text:p>
      <text:p text:style-name="P7">Si sort lancé est similaire à un sort formel, bonus de niveau de sort formel / 5 <text:line-break/>Ex : sort formel similaire de niv 20, bonus de 4</text:p>
      <text:p text:style-name="P7"/>
      <text:p text:style-name="Standard"><text:span text:style-name="Police_20_par_20_défaut"><text:span text:style-name="T2">Magie rituelle</text:span></text:span><text:span text:style-name="Police_20_par_20_défaut"><text:span text:style-name="T2"><text:line-break/></text:span></text:span>15mn de concentration, dépense de 1 point de virtus brut<text:line-break/>Jet : 1d10 + Technique + Forme + Energie – Encombrement</text:p>
      <text:p text:style-name="Standard"><text:tab/>Si jet &gt;= niveau sort : sort réussi, 1 niveau de fatigue</text:p>
      <text:p text:style-name="Standard"><text:tab/>Si jet &gt;= niveau sort – 10 : sort réussi mais 2 niv fatigue à CT</text:p>
      <text:p text:style-name="Standard"><text:tab/>Si jet &lt; niveau sort – 10 : échec du sort et 2 niv de fatigue à CT</text:p>
      <text:p text:style-name="Standard"/>
      <text:p text:style-name="P4">Complément</text:p>
      <text:p text:style-name="Standard">3<text:span text:style-name="Police_20_par_20_défaut"><text:span text:style-name="T1">ème</text:span></text:span> art dans un sort : limite le score de la Forme ou de la Technique au moins bon score</text:p>
      <text:p text:style-name="Standard"/>
      <text:p text:style-name="Standard"/>
      <text:p text:style-name="P4">Cibler un sort</text:p>
      <text:p text:style-name="Standard">Modificateur de vise (MdV) : jet 1d10 + Perception + Finesse + MdV &gt; facteur de difficulté (cf tab p.174)</text:p>
      <text:p text:style-name="Standard"/>
      <text:p text:style-name="Standard"/>
      <text:p text:style-name="P4">Résistance magique</text:p>
      <text:p text:style-name="Standard">Résistance naturelle : si elle existe, est indiquée dans le descriptif du sort</text:p>
      <text:p text:style-name="Standard"/>
      <text:p text:style-name="Standard">Résistance magique : appliquée à tous les sorts qui touchent la personne ou l’esprit du mage</text:p>
      <text:p text:style-name="Standard">Jet 1d10 + Résistance magique [= Parma magica * 5 + Forme)]</text:p>
      <text:p text:style-name="Standard"/>
      <text:p text:style-name="Standard">Si score Pénétration &gt; Résistance magique : sort passe</text:p>
      <text:p text:style-name="Standard"><text:soft-page-break/>Si score Pénétration &lt; Résistance magique : sort passe pas</text:p>
      <text:p text:style-name="Standard"/>
      <text:p text:style-name="Standard">Parma magica : rituel d’1 mn qui forme un bouclier contre la magie jusqu’au lever/coucher du soleil</text:p>
      <text:p text:style-name="Standard"/>
      <text:p text:style-name="Standard">Protéger les gens : étendre la parma magica </text:p>
      <text:p text:style-name="Standard">Niveau de protection = (Niveau de parma magica du mage – nbre personnes à protéger) / 5</text:p>
      <text:p text:style-name="Standard"/>
      <text:p text:style-name="Standard"/>
      <text:p text:style-name="P4">Concentration</text:p>
      <text:p text:style-name="Standard">Nécessaire si le lanceur est distrait</text:p>
      <text:p text:style-name="Standard">Jet 1d10 + Intelligence + Concentration contre Niveau de difficulté (cf p.177) – Encombrement (si Mage bouge)</text:p>
      <text:p text:style-name="Standard"/>
      <text:p text:style-name="P4">Dangers</text:p>
      <text:p text:style-name="Standard">Les désastres p.179</text:p>
      <text:p text:style-name="Standard">Le Crépuscule : perte du contrôle de la magie cf p. 360</text:p>
      <text:p text:style-name="Standard"/>
      <text:p text:style-name="Standard"/>
      <text:p text:style-name="P4">Virtus brut</text:p>
      <text:p text:style-name="Standard">Virtus = pouvoir magique</text:p>
      <text:p text:style-name="Standard">Virtus brut : stocké sous forme solide, associé à une Technique ou une Forme</text:p>
      <text:p text:style-name="Standard">Ne sert que pour les sorts utilisant la même Forme ou la même Technique</text:p>
      <text:p text:style-name="Standard"/>
      <text:p text:style-name="Standard">1 pions de virtus : 1 point, 10 pions = 1 tour, 10 tours = 11 reine</text:p>
      <text:p text:style-name="Standard"/>
      <text:p text:style-name="Standard">Il faut toucher l’objet pour utiliser le virtus (d’où les nombreux colliers)</text:p>
      <text:p text:style-name="Standard">Choix le nombre de pion avant de lancer le sort. Ils sont perdus que le sort soit réussi ou raté.</text:p>
      <text:p text:style-name="Standard"/>
      <text:p text:style-name="Standard">Max de pions possibles : score dans la Technique ou la Forme</text:p>
      <text:p text:style-name="P7">On dépense du virtus brut pour :<text:line-break/>- faire un tirage avec un bonus de 5 par pion dépensé<text:line-break/>- pour augmenter la portée ou la durée d’un sort : 1 pour chaque<text:line-break/></text:p>
      <text:p text:style-name="P7">Si dépense de Virtus, toujours un jet de tension<text:line-break/> et si résultat = 0 =&gt; 1 tirage de désastre supplémentaire par pion engagé</text:p>
      <text:p text:style-name="P7"/>
      <text:p text:style-name="P7"><text:span text:style-name="Police_20_par_20_défaut"><text:span text:style-name="T2">Maîtriser un sort</text:span></text:span><text:line-break/>mettre 1 XP par sort<text:line-break/>Quand cumul de point = 1/5 niveau du sort, celui-ci est maîtrisé<text:line-break/>Donne +1 en Concentration et en Méditation sur ce sort<text:line-break/>Jet : toujours un tirage simple</text:p>
      <text:p text:style-name="P7"><text:span text:style-name="Police_20_par_20_défaut"><text:span text:style-name="T2"/></text:span></text:p>
      <text:p text:style-name="P7"><text:span text:style-name="Police_20_par_20_défaut"><text:span text:style-name="T2">Sorts instantanés<text:line-break/></text:span></text:span>Pour se protéger d’un sort ou d’une attaque</text:p>
      <text:p text:style-name="P7">Possible de contrer un sort si Vivacité + Finesse – Encombrement de la victime est &gt; au même score de l’agresseur</text:p>
      <text:p text:style-name="P7"><text:soft-page-break/>Possible de contrer une attaque si Vivacité + Finesse – Encombrement &gt; tab p. 181 </text:p>
      <text:p text:style-name="Standard"/>
      <text:p text:style-name="Standard">Jet du sort instantané :</text:p>
      <text:p text:style-name="Standard">Lanceur choisi un effet et inventer un sort en choisissant Technique + Forme</text:p>
      <text:p text:style-name="Standard">Jet de niveau de sort : (1d10 + Technique + Forme + Intelligence – Encombrement - 5) / 5</text:p>
      <text:p text:style-name="Standard">Si dépense d’1 niveau de fatigue, division par 2</text:p>
      <text:p text:style-name="Standard">Si niveau de sort &lt; 0, il ne se passe de rien</text:p>
      <text:p text:style-name="Standard">Si d10 = 0 : 3 tirages de Désastres</text:p>
      <text:p text:style-name="Standard">Pénétration : niveau de sort + Pénétration à comparer à la résistance magique de la cible et voir si effet suffisant</text:p>
      <text:p text:style-name="Standard"/>
      <text:p text:style-name="P4">Focus</text:p>
      <text:p text:style-name="Standard">Est obligatoire si mentionné dans le descriptif</text:p>
      <text:p text:style-name="Standard">Donne un bonus au lancer</text:p>
      <text:p text:style-name="Standard"/>
      <text:p text:style-name="P4"/>
      <text:p text:style-name="P4">Modificateurs possibles : p. 183</text:p>
      <text:p text:style-name="Standard"/>
      <text:p text:style-name="Standard"/>
      <text:p text:style-name="P4">Certamen</text:p>
      <text:p text:style-name="Standard">Un duel magique : 1 seul défi contre le même Mage</text:p>
      <text:p text:style-name="Standard">L’agresseur choisit la Technique, le défenseur la Forme</text:p>
      <text:p text:style-name="Standard"/>
      <text:p text:style-name="Standard">Les Mages entrent en transe et sculptent les fantasmes qu’ils contrôlent et qui s’affrontent</text:p>
      <text:p text:style-name="Standard"/>
      <text:p text:style-name="Standard">Tirage : 1d10 + Technique + Forme + Intelligence + Certamen</text:p>
      <text:p text:style-name="Standard">Celui qui a le total le plus élevé peut :</text:p>
      <text:list xml:id="list38599989" text:continue-numbering="true" text:style-name="L2">
        <text:list-item>
          <text:p text:style-name="P10">Fatiguer son adversaire : jet 1d10 + Intelligence + Certamen + Bonus - 1d10 + Energie + Certamen. Vaincu perd 1 niveau de fatigue par tranche de 5 points d’écart</text:p>
        </text:list-item>
        <text:list-item>
          <text:p text:style-name="P10">Garder des points bonus en réserve : reportables seulement sur le round suivant</text:p>
        </text:list-item>
      </text:list>
      <text:p text:style-name="Standard"/>
      <text:p text:style-name="Standard"/>
      <text:p text:style-name="P2"/>
      <text:p text:style-name="P6">LE LABORATOIRE</text:p>
      <text:p text:style-name="Standard"/>
      <text:p text:style-name="Standard">total laboratoire = Intelligence + théorie de la magie + Technique + Forme</text:p>
      <text:p text:style-name="Standard">maximum de pions de virtus qui peuvent être dépensés par saison : Théorie magique + Virtum</text:p>
      <text:p text:style-name="Standard"/>
      <text:p text:style-name="P5">Etudes mystiques</text:p>
      <text:p text:style-name="P12">Théorie de la magie : augmenter le niveau via l'expérimentation avec du virtus brut Virtum</text:p>
      <text:p text:style-name="Standard">dépenser de 1 à 3 pions</text:p>
      <text:p text:style-name="Standard">jet 1d10 * pions virtus + aura magique alliance</text:p>
      <text:p text:style-name="Standard">si résultat &gt; 3 * Théorie magie =&gt; +3 en théorie magie</text:p>
      <text:p text:style-name="Standard">si résultat &gt; 2 * Théorie magie =&gt; +2 en théorie magie</text:p>
      <text:p text:style-name="Standard">si résultat &gt; Théorie magie =&gt; +1 en théorie magie</text:p>
      <text:p text:style-name="Standard"/>
      <text:p text:style-name="P12">Formes et techniques : augmenter le niveau dans un art</text:p>
      <text:p text:style-name="Standard">Via un livre : </text:p>
      <text:p text:style-name="Standard">si niveau du livre &gt; 3 * Art du mage =&gt; +3 dans l'Art</text:p>
      <text:p text:style-name="Standard">si niveau du livre &gt; 2 * Art du mage =&gt; +2 dans l'Art</text:p>
      <text:p text:style-name="Standard">si niveau du livre &gt; Art du mage =&gt; +1 dans l'Art</text:p>
      <text:p text:style-name="Standard"/>
      <text:p text:style-name="Standard">Via la recherche en virtus : </text:p>
      <text:p text:style-name="Standard">dépenser de 1 à 3 pions du virtus de l'Art étudié</text:p>
      <text:p text:style-name="Standard">jet 1d10 * pions virtus + aura magique alliance</text:p>
      <text:p text:style-name="Standard">si résultat &gt; 3 * Art du mage =&gt; +3 dans l'Art</text:p>
      <text:p text:style-name="Standard">si résultat &gt; 2 * Art du mage =&gt; +2 dans l'Art</text:p>
      <text:p text:style-name="Standard">si résultat &gt; Art du mage =&gt; +1 dans l'Art</text:p>
      <text:p text:style-name="Standard"/>
      <text:p text:style-name="Standard">Copie des arts : écrire les connaissances sur un art, 3 niv/ saison avec in max de niveau = ½ score dans l'art</text:p>
      <text:p text:style-name="Standard"/>
      <text:p text:style-name="P12">Les sorts</text:p>
      <text:p text:style-name="Standard">Apprendre un sort :</text:p>
      <text:p text:style-name="Standard">En 1 saison si total laboratoire &gt; niveau du sort</text:p>
      <text:p text:style-name="Standard"/>
      <text:p text:style-name="Standard">Inventer un sort : </text:p>
      <text:p text:style-name="Standard">Le niveau doit être &lt; au total de laboratoire</text:p>
      <text:p text:style-name="Standard">points acquis : total laboratoire – niveau du sort</text:p>
      <text:p text:style-name="Standard">quand le total de points acquis &gt;= niveau du sort, le sort est inventé</text:p>
      <text:p text:style-name="Standard">possibilité de prendre un risque : +1d10 au total de laboratoire, mais jet sur table des résultats extraordinaires p. 267)</text:p>
      <text:p text:style-name="Standard"/>
      <text:p text:style-name="P14">Enchantements</text:p>
      <text:p text:style-name="P12">Les objets : </text:p>
      <text:p text:style-name="Standard">choisir un support : forme, taille, métariau</text:p>
      <text:p text:style-name="Standard">1 saison ou + pour préparer l'objet : dépense de pions virtus (cf tab p.255)</text:p>
      <text:p text:style-name="Standard"/>
      <text:p text:style-name="P12">Talisman :</text:p>
      <text:p text:style-name="Standard">1 mage ne peut en avoir qu'un seul à la fois, permet de concentrer et d'augmenter le pouvoir magique</text:p>
      <text:p text:style-name="Standard">préparer l'objet</text:p>
      <text:p text:style-name="Standard">1 saison pour harmoniser l'objet avec le mage</text:p>
      <text:p text:style-name="Standard">1 saison pour l'accorder à un type de magie dépendant de la forme et du matériau</text:p>
      <text:p text:style-name="Standard"/>
      <text:p text:style-name="P12"><text:soft-page-break/>Objets majeurs :</text:p>
      <text:p text:style-name="Standard">définir l'effet, la fréquence d'utilisation (tab p.257), l'effet physique qui le déclenche</text:p>
      <text:p text:style-name="Standard">préparer l'objet</text:p>
      <text:p text:style-name="Standard"/>
      <text:p text:style-name="Standard">investir l'effet dans l'objet : </text:p>
      <text:p text:style-name="Standard">total laboratoire + bonus effets + aura magique alliance – total de l'effet = points gagnés par saison</text:p>
      <text:p text:style-name="Standard">quand total de points gagnés &gt; total de l'effet, l'effet est investi dans l'objet</text:p>
      <text:p text:style-name="Standard">dépense obligatoire de 1 pion de virtus par 10 niveau d'effet</text:p>
      <text:p text:style-name="Standard"/>
      <text:p text:style-name="Standard">le total de laboratoire peut être augmenté de 5 par pion de virtus dépensé en plus</text:p>
      <text:p text:style-name="Standard">possibilité de prendre un risque : +1d10 au total de laboratoire, mais jet sur table des résultats extraordinaires p. 267)</text:p>
      <text:p text:style-name="Standard"/>
      <text:p text:style-name="Standard">maximum de pions qui peuvent être investis : nombre de pions utilisés pour préparer l'objet</text:p>
      <text:p text:style-name="Standard"/>
      <text:p text:style-name="P12">Objets mineurs :</text:p>
      <text:p text:style-name="Standard">ne nécessite pas de préparer l'objet, fait en 1 saison, 1 unique pouvoir</text:p>
      <text:p text:style-name="Standard">effet investi si total laboratoire + bonus effets + aura magique alliance &gt;= total de l'effet</text:p>
      <text:p text:style-name="Standard"/>
      <text:p text:style-name="Standard">dépense obligatoire de 1 pion de virtus par 10 niveau d'effet</text:p>
      <text:p text:style-name="Standard"/>
      <text:p text:style-name="P12">Potions, onguents, poudres, pommades, baume, encens</text:p>
      <text:p text:style-name="Standard">choisir un effet (qui peut s'aligner sur un sort), 1 saison</text:p>
      <text:p text:style-name="Standard"/>
      <text:p text:style-name="Standard">total laboratoire +aura magique – effet voulu = 1 dose par tranche de 5 points de différence</text:p>
      <text:p text:style-name="Standard">possibilité de prendre un risque : +1d10 au total de laboratoire, mais jet sur table des résultats extraordinaires p. 267)</text:p>
      <text:p text:style-name="Standard"/>
      <text:p text:style-name="P12">Potion, amulette, tatouage de longévité</text:p>
      <text:p text:style-name="Standard">déterminer les ingrédients, les réunir, faire la potion, 1 saison si </text:p>
      <text:p text:style-name="Standard">total laboratoire (avec Intellego Corporem) &gt;= 20</text:p>
      <text:p text:style-name="Standard"/>
      <text:p text:style-name="Standard">dépense obligatoire de 1 pion de virtus (virtum, Rego ou Corporem) par tranche de 5 ans du mage</text:p>
      <text:p text:style-name="Standard">possibilité de dépenser 1 pion virtus pour avoir +1 au total de laboratoire</text:p>
      <text:p text:style-name="Standard"/>
      <text:p text:style-name="Standard">-1 au jet de vieillissement par tranche de 5 points de total laboratoire</text:p>
      <text:p text:style-name="Standard">si mage perd 1 point de carac ou gagne 1 point de décrépitude, il doit refaitre la potion</text:p>
      <text:p text:style-name="Standard"/>
      <text:p text:style-name="Standard"/>
      <text:p text:style-name="P13">Textes de laboratoire</text:p>
      <text:p text:style-name="Standard">notes prises lors de la réalisation d'enchantement, de potion</text:p>
      <text:p text:style-name="Standard">permet de refaire la même chose avec un bonus = théorie magique du mage qui a écrit</text:p>
      <text:p text:style-name="Standard"/>
      <text:p text:style-name="P12">Etudier un enchantement</text:p>
      <text:p text:style-name="Standard">1 saison d'étude</text:p>
      <text:p text:style-name="Standard">si 1d10 + total laboratoire (avec Intellego Virtum) &gt;= niveau de pouvoir le plus faible, celui-ci est déterminé, et autre jet pour trouver pouvoir supérieur, et ainsi de suite</text:p>
      <text:p text:style-name="Standard">possibilité de prendre un risque : +1d10 au total de laboratoire, mais jet sur table des résultats extraordinaires p. 267)</text:p>
      <text:p text:style-name="Standard"/>
      <text:p text:style-name="P12">Expérimentation mystique</text:p>
      <text:p text:style-name="Standard">déterminer l'effet rechercher</text:p>
      <text:p text:style-name="Standard">1 jet par saison sur la table des résultats extraordinaires p.267</text:p>
      <text:p text:style-name="Standard"><text:soft-page-break/></text:p>
      <text:p text:style-name="Standard">bonus de risque : +1 à +3</text:p>
      <text:p text:style-name="Standard">s'ajoute au tirage sur la table des résultats extraordinaires, s'ajoute au nombre de dés sur la table des désastres </text:p>
      <text:p text:style-name="Standard"/>
      <text:p text:style-name="P5">Familiers</text:p>
      <text:p text:style-name="Standard">nécessite un score de 10+ en Animal</text:p>
      <text:p text:style-name="Standard">trouver un animal doué de magie inhérente, apprivoiser l'animal, 1 année pour enchanter le familier</text:p>
      <text:p text:style-name="Standard"/>
      <text:p text:style-name="Standard">saison 1 : s'harmoniser avec l'animal, dépense de 12 + taille animal pions de virtus Virtum</text:p>
      <text:p text:style-name="Standard"/>
      <text:p text:style-name="Standard">saison 2 : score du lien = Animal + Mentem + Intellego – Résistance magique – taille, permet d'acheter les cordes (p.273)</text:p>
      <text:p text:style-name="Standard"/>
      <text:p text:style-name="Standard">saison 3 : forger les 3 cordes et tremper le lien (cf tab p.274), acheter des qualités avec points = score du lien</text:p>
      <text:p text:style-name="Standard"/>
      <text:p text:style-name="Standard">saison 4 : refermer l'enchantement : dépenser 3 pions de virtus Virtum</text:p>
      <text:p text:style-name="Standard"/>
      <text:p text:style-name="P5">Apprentis</text:p>
      <text:p text:style-name="Standard">Possible lorsque le mage a 5 dans les 15 arts</text:p>
      <text:p text:style-name="Standard"/>
      <text:p text:style-name="Standard"/>
      <text:p text:style-name="P4">Améliorer qualité du laboratoire :</text:p>
      <text:list xml:id="list38617906" text:continue-numbering="true" text:style-name="L2">
        <text:list-item>
          <text:p text:style-name="P10">Si score &lt; 0, nécessite Théorie magique à 1 et 100 deniers par point d’augmentation (1 à la fois et 1 saison consacrée)</text:p>
        </text:list-item>
        <text:list-item>
          <text:p text:style-name="P10">Pour passer à +1, +2, … :</text:p>
          <text:list>
            <text:list-item>
              <text:list>
                <text:list-item>
                  <text:list>
                    <text:list-item>
                      <text:p text:style-name="P10">Temps nécessaire : (Intelligence + Théorie magique) – (Nau niv * 4) . Si négatif, augmentation impossible. Nombre de saison = (Nau niv * 4 ) / Temps nécessaire</text:p>
                    </text:list-item>
                    <text:list-item>
                      <text:p text:style-name="P10">Coût : 200 deniers * (Nau nieau * 4)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Sécurité du laboratoire : </text:p>
      <text:p text:style-name="Standard">Nombre de dés de désastre : Nbre dés prévu – Score sécurité avec un minimum de 1</text:p>
      <text:p text:style-name="Standard">Si score Sécurité &gt; nbre dés prévus, le score restant = nbre de dés lancés et désastre seulement si tous les dés = 0</text:p>
      <text:p text:style-name="Standard">Augmentation d’1 point à la fois, comme Améliorer qualité mais * 6 au lieu de * 4</text:p>
      <text:p text:style-name="Standard"/>
      <text:p text:style-name="P4">Risque (max +3) du laboratoire</text:p>
      <text:p text:style-name="Standard">Modificateur existe si le Mage le décide, fonctionne pour une expérimentation comme un facteur de risque exceptionnel</text:p>
      <text:p text:style-name="Standard">Lancer total de risque dés sur la table des résultats extraordinaires</text:p>
      <text:p text:style-name="Standard"/>
      <text:p text:style-name="Standard">Si action n’est pas une expérimentation, le score de risque est soustrait au total de Laboratoire</text:p>
      <text:p text:style-name="Standard"/>
      <text:p text:style-name="Standard"/>
      <text:p text:style-name="P4">Spécialisation du maboratoire</text:p>
      <text:p text:style-name="Standard">Dans une Forme ou une Technique, ou une activité magique</text:p>
      <text:p text:style-name="Standard">Ajouter le score de Spécialisation au total de Laboratoire dans la matière</text:p>
      <text:p text:style-name="Standard">Mais pour les autres actions le total de Laboratoire est réduite de (Score Spécialisation) / 5</text:p>
      <text:p text:style-name="Standard"/>
      <text:p text:style-name="Standard">Augmentation idem qualité sauf *5 et coût de 300 deniers</text:p>
      <text:p text:style-name="Standard"/>
      <text:p text:style-name="P3"/>
      <text:p text:style-name="P6">EMPREINTES</text:p>
      <text:p text:style-name="Standard">Création pour les Mages de Crianon, nécessite 1 au moins en Compréhension de l’extraordinaire</text:p>
      <text:p text:style-name="Standard">Il s’agit d’un enchantement investi du corps</text:p>
      <text:p text:style-name="Standard"/>
      <text:p text:style-name="Standard">Ouvrir enchantement : le corps a 10 + (2 * Taille) points de Virtus</text:p>
      <text:p text:style-name="Standard">Nécessite 1 saison, pion de Virtum, le total doit être supérieur au Virtus du corps</text:p>
      <text:p text:style-name="Standard"/>
      <text:p text:style-name="Standard">Empreinte de Bonus : 1 / tatouage, compte pas dans le total des empreintes maximales, nécessite 1 saison, ne donne pas de point de Crépuscule</text:p>
      <text:p text:style-name="Standard"/>
      <text:p text:style-name="Standard">Investir un effet : cf règles p. 259-261 avec modif p. 57 Grimoire</text:p>
      <text:p text:style-name="Standard">Déterminer le niveau du pouvoir, le comparer au total de Laboratoire avec ajout de bonus éventuel (p.56 Grimoire) + le score en Compréhension de l’extraordinaire</text:p>
      <text:p text:style-name="Standard">L’empreinte gagne Total Laboratoire – niveau de pouvoir par saison. Il faut avoir Niveau du pouvoir points</text:p>
      <text:p text:style-name="Standard"/>
      <text:p text:style-name="Standard">1 empreinte donne 1 point de Crépuscule</text:p>
      <text:p text:style-name="Standard"/>
      <text:p text:style-name="P6"/>
      <text:p text:style-name="P6">LIVRES</text:p>
      <text:p text:style-name="P12">Support :</text:p>
      <text:p text:style-name="Standard">Parchemin : peau animal</text:p>
      <text:p text:style-name="Standard">Papier : tout début de la fbrication, très rare et cher</text:p>
      <text:p text:style-name="Standard"/>
      <text:p text:style-name="P12">Encres :</text:p>
      <text:p text:style-name="Standard">Noire : poudre de charbon et gomme arabique (sève d’acacias d’Egypte), remplacée par les galle (plus cher) ou le vitriol vert (Ibérie)</text:p>
      <text:p text:style-name="Standard">Vermillon : vif argent et souffre brut</text:p>
      <text:p text:style-name="Standard">Pourpre : garance d’Italie</text:p>
      <text:p text:style-name="Standard">Bleu : azurite, graine de tourneseol</text:p>
      <text:p text:style-name="Standard">Vert : malachite, vert de gris</text:p>
      <text:p text:style-name="Standard">Jaune : safran (très her)</text:p>
      <text:p text:style-name="Standard"/>
      <text:p text:style-name="Standard"><text:span text:style-name="T4">Plumes :</text:span> oies, cygne, voire corbeau ou corneille (faible qualité)</text:p>
      <text:p text:style-name="Standard">Utiliser les plumes de l’extrémité de l’aile gauche</text:p>
      <text:p text:style-name="Standard">Environ 40 plumes pour une saison d’écriture</text:p>
      <text:p text:style-name="Standard"/>
      <text:p text:style-name="Standard"><text:span text:style-name="T4">Ecrire :</text:span> encre, plume, couteau (tailler plume, gratter fautes), saupoudrer texte fini avec de la poussière de craie, puis enluminures</text:p>
      <text:p text:style-name="Standard"/>
      <text:p text:style-name="Standard"><text:span text:style-name="T4">Reliure :</text:span> feuilles cousues ensembles puis mises dans une reliure faite de panneaux rigides recouverts de cuir, tapisserie, …. Puis un fermoir</text:p>
      <text:p text:style-name="Standard"/>
      <text:p text:style-name="P12">Etude</text:p>
      <text:p text:style-name="Standard">Modificateurs p.148, livre endommagés : tirage p. 149 Grimoire</text:p>
      <text:p text:style-name="Standard"/>
      <text:p text:style-name="P12">Se procurer :</text:p>
      <text:p text:style-name="Standard">Du vélin normal : facile si Alliance a un percamenarius, sinon achat en ville</text:p>
      <text:p text:style-name="Standard">Des encres : carbone très bon marché, pour les autres : cher, approvisionnement difficile si Alliance éloignée des centres de commerce</text:p>
      <text:p text:style-name="Standard">Des enluminures : rares car sont dans les cités ou les monastères, sauf débutants</text:p>
      <text:p text:style-name="Standard">Reliures : confiées à un serviteur plus ou moins doué de l’Alliance</text:p>
      <text:p text:style-name="Standard"><text:soft-page-break/><text:span text:style-name="T4">Ecriture :</text:span> par les Mages ou copie par les scribes mais problème des erreurs :</text:p>
      <text:p text:style-name="Standard">Jet 1d10+ Intelligence + Théorie magique contre difficulté de 6</text:p>
      <text:p text:style-name="Standard">Si échec, score copie -1, si désastre score copie -3</text:p>
      <text:p text:style-name="Standard"/>
      <text:p text:style-name="Standard">Jet réalisation : 1d10 + Dextérité + Ecriture contre difficulté de 6 (malus de 1 si pas meilleure plume)</text:p>
      <text:p text:style-name="Standard">Si échec, score copie -1, si désastre score copie -9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r" fo:country="F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size-complex="10.5pt"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size-complex="10.5pt" fo:hyphenate="false" fo:hyphenation-remain-char-count="0" fo:hyphenation-push-char-count="0"/>
    </style:style>
    <style:style style:name="Police_20_par_20_défaut" style:display-name="Police par défaut" style:family="text"/>
    <style:style style:name="En-tête_20_Car" style:display-name="En-tête Car" style:family="text" style:parent-style-name="Police_20_par_20_défaut">
      <style:text-properties style:font-size-complex="10.5pt"/>
    </style:style>
    <style:style style:name="Pied_20_de_20_page_20_Car" style:display-name="Pied de page Car" style:family="text" style:parent-style-name="Police_20_par_20_défaut">
      <style:text-properties style:font-size-complex="10.5pt"/>
    </style:style>
    <style:style style:name="WW_5f_CharLFO1LVL1" style:display-name="WW_CharLFO1LVL1" style:family="text">
      <style:text-properties style:font-name="Times New Roman" style:font-name-asian="SimSun" style:font-name-complex="Times New Roman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WW_5f_CharLFO2LVL1" style:display-name="WW_CharLFO2LVL1" style:family="text">
      <style:text-properties style:font-name="Times New Roman" style:font-name-asian="SimSun" style:font-name-complex="Times New Roman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10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Win32 OpenOffice.org_project/400m3$Build-9702</meta:generator>
    <meta:initial-creator>chris de savoie</meta:initial-creator>
    <dc:creator>chris de savoie</dc:creator>
    <meta:creation-date>2013-12-04T16:01:00Z</meta:creation-date>
    <dc:date>2013-12-25T18:46:01.89</dc:date>
    <meta:editing-cycles>21</meta:editing-cycles>
    <meta:editing-duration>PT3H45M54S</meta:editing-duration>
    <meta:document-statistic meta:table-count="0" meta:image-count="0" meta:object-count="0" meta:page-count="10" meta:paragraph-count="284" meta:word-count="3108" meta:character-count="16835"/>
    <meta:template xlink:type="simple" xlink:actuate="onRequest" xlink:title="" xlink:href="Normal"/>
  </office:meta>
</office:document-meta>
</file>